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left="0cm" fo:margin-right="0cm" fo:margin-top="0cm" fo:margin-bottom="0.741cm" loext:contextual-spacing="false" fo:text-align="justify" style:justify-single-word="false" fo:text-indent="1cm" style:auto-text-indent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left="0cm" fo:margin-right="0cm" fo:margin-top="0cm" fo:margin-bottom="0.741cm" loext:contextual-spacing="false" fo:text-align="justify" style:justify-single-word="false" fo:text-indent="1cm" style:auto-text-indent="false" fo:background-color="#ffffff"/>
      <style:text-properties officeooo:paragraph-rsid="0012af3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cm" style:auto-text-indent="false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color="#000000" fo:font-size="13pt" fo:language="fr" fo:country="FR" style:text-underline-style="none" style:letter-kerning="true" style:font-name-asian="Times New Roman" style:font-size-asian="13pt" style:language-asian="es" style:country-asian="ES" style:font-name-complex="Calibri1" style:font-size-complex="13pt" loext:padding="0cm" loext:border="none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fo:color="#000000" fo:font-size="13pt" fo:language="fr" fo:country="FR" style:font-size-asian="13pt" style:font-name-complex="Calibri1" style:font-size-complex="13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color="#000000" fo:font-size="13pt" fo:language="fr" fo:country="FR" style:text-underline-style="none" fo:font-weight="bold" style:letter-kerning="true" style:font-name-asian="Helvetica Neue" style:font-size-asian="13pt" style:language-asian="es" style:country-asian="ES" style:font-weight-asian="bold" style:font-name-complex="Calibri1" style:font-size-complex="13pt" style:font-weight-complex="bold" loext:padding="0cm" loext:border="none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color="#000000" fo:font-size="13pt" fo:language="fr" fo:country="FR" style:text-underline-style="none" fo:font-weight="bold" style:letter-kerning="true" style:font-name-asian="Times New Roman" style:font-size-asian="13pt" style:language-asian="es" style:country-asian="ES" style:font-weight-asian="bold" style:font-name-complex="Calibri1" style:font-size-complex="13pt" style:font-weight-complex="bold" loext:padding="0cm" loext:border="none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color="#000000" fo:font-size="13pt" fo:language="fr" fo:country="FR" style:text-underline-style="none" style:letter-kerning="true" style:font-name-asian="Times New Roman" style:font-size-asian="13pt" style:language-asian="es" style:country-asian="ES" style:font-name-complex="Calibri1" style:font-size-complex="13pt" loext:padding="0cm" loext:border="none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fo:hyphenation-ladder-count="no-limit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hyphenate="false" fo:hyphenation-remain-char-count="2" fo:hyphenation-push-char-count="2" loext:hyphenation-no-caps="false"/>
    </style:style>
    <style:style style:name="P9" style:family="paragraph" style:parent-style-name="Normal_20__28_Web_29_">
      <loext:graphic-properties draw:fill="solid" draw:fill-color="#ffffff"/>
      <style:paragraph-properties fo:margin-left="0cm" fo:margin-right="0cm" fo:margin-top="0cm" fo:margin-bottom="0.741cm" loext:contextual-spacing="false" fo:text-align="justify" style:justify-single-word="false" fo:text-indent="1cm" style:auto-text-indent="false" fo:background-color="#ffffff"/>
      <style:text-properties fo:color="#333333" style:font-name="Calibri" fo:font-size="13pt" fo:language="fr" fo:country="FR" style:font-size-asian="13pt" style:font-name-complex="Calibri1" style:font-size-complex="13pt"/>
    </style:style>
    <style:style style:name="P10" style:family="paragraph" style:parent-style-name="Normal_20__28_Web_29_">
      <loext:graphic-properties draw:fill="solid" draw:fill-color="#ffffff"/>
      <style:paragraph-properties fo:margin-left="0cm" fo:margin-right="0cm" fo:margin-top="0cm" fo:margin-bottom="0.741cm" loext:contextual-spacing="false" fo:text-align="justify" style:justify-single-word="false" fo:text-indent="1cm" style:auto-text-indent="false" fo:background-color="#ffffff"/>
      <style:text-properties officeooo:paragraph-rsid="0014a4de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hyphenation-ladder-count="no-limit" fo:text-indent="1cm" style:auto-text-indent="false" fo:padding="0cm" fo:border="none">
        <style:tab-stops>
          <style:tab-stop style:position="1.251cm"/>
          <style:tab-stop style:position="2.501cm"/>
          <style:tab-stop style:position="3.752cm"/>
          <style:tab-stop style:position="5.002cm"/>
          <style:tab-stop style:position="6.253cm"/>
          <style:tab-stop style:position="7.504cm"/>
          <style:tab-stop style:position="8.754cm"/>
          <style:tab-stop style:position="10.005cm"/>
          <style:tab-stop style:position="11.255cm"/>
          <style:tab-stop style:position="12.506cm"/>
          <style:tab-stop style:position="13.757cm"/>
          <style:tab-stop style:position="15.007cm"/>
          <style:tab-stop style:position="16.258cm"/>
        </style:tab-stops>
      </style:paragraph-properties>
      <style:text-properties fo:color="#000000" fo:font-size="13pt" fo:language="fr" fo:country="FR" style:text-underline-style="none" style:letter-kerning="true" style:font-name-asian="Helvetica Neue" style:font-size-asian="13pt" style:language-asian="es" style:country-asian="ES" style:font-name-complex="Calibri1" style:font-size-complex="13pt" loext:padding="0cm" loext:border="none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1cm" style:auto-text-indent="false"/>
      <style:text-properties fo:color="#000000" fo:font-size="13pt" fo:language="fr" fo:country="FR" style:font-size-asian="13pt" style:font-name-complex="Calibri1" style:font-size-complex="13pt"/>
    </style:style>
    <style:style style:name="P14" style:family="paragraph" style:parent-style-name="Standard">
      <style:paragraph-properties fo:text-align="end" style:justify-single-word="false"/>
      <style:text-properties fo:color="#0070c0" fo:font-size="13pt" fo:language="fr" fo:country="FR" officeooo:rsid="0012af32" officeooo:paragraph-rsid="0012af32" style:font-size-asian="13pt" style:font-name-complex="Calibri1" style:font-size-complex="13pt"/>
    </style:style>
    <style:style style:name="P15" style:family="paragraph" style:parent-style-name="Standard">
      <style:paragraph-properties fo:line-height="100%"/>
      <style:text-properties fo:font-size="13pt" fo:language="fr" fo:country="FR" style:font-size-asian="13pt" style:font-size-complex="13pt" style:font-style-complex="italic"/>
    </style:style>
    <style:style style:name="P16" style:family="paragraph" style:parent-style-name="Standard" style:master-page-name="Standard">
      <style:paragraph-properties fo:line-height="100%" style:page-number="auto"/>
    </style:style>
    <style:style style:name="P17" style:family="paragraph" style:parent-style-name="Standard">
      <style:paragraph-properties fo:margin-top="0cm" fo:margin-bottom="0cm" loext:contextual-spacing="false" fo:line-height="100%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8" style:family="paragraph">
      <loext:graphic-properties draw:fill="solid" draw:fill-color="#f1f1f1"/>
      <style:paragraph-properties fo:text-align="start"/>
      <style:text-properties fo:font-size="18pt"/>
    </style:style>
    <style:style style:name="P19" style:family="paragraph">
      <loext:graphic-properties draw:fill="solid" draw:fill-color="#19b5fd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3pt" fo:language="fr" fo:country="FR" fo:font-weight="bold" officeooo:rsid="0014a4de" style:font-size-asian="13pt" style:font-weight-asian="bold" style:font-name-complex="Calibri1" style:font-size-complex="13pt" style:font-weight-complex="bold"/>
    </style:style>
    <style:style style:name="T2" style:family="text">
      <style:text-properties fo:font-size="13pt" fo:language="fr" fo:country="FR" style:font-size-asian="13pt" style:font-name-complex="Calibri1" style:font-size-complex="13pt"/>
    </style:style>
    <style:style style:name="T3" style:family="text">
      <style:text-properties fo:font-size="13pt" fo:language="fr" fo:country="FR" officeooo:rsid="0014a4de" style:font-size-asian="13pt" style:font-name-complex="Calibri1" style:font-size-complex="13pt"/>
    </style:style>
    <style:style style:name="T4" style:family="text">
      <style:text-properties fo:font-size="13pt" fo:language="fr" fo:country="FR" style:letter-kerning="true" style:font-name-asian="SimSun" style:font-size-asian="13pt" style:language-asian="hi" style:country-asian="IN" style:font-name-complex="Calibri1" style:font-size-complex="13pt" style:language-complex="hi" style:country-complex="IN"/>
    </style:style>
    <style:style style:name="T5" style:family="text">
      <style:text-properties fo:font-size="13pt" fo:language="fr" fo:country="FR" officeooo:rsid="0012af32" style:letter-kerning="true" style:font-name-asian="SimSun" style:font-size-asian="13pt" style:language-asian="hi" style:country-asian="IN" style:font-name-complex="Calibri1" style:font-size-complex="13pt" style:language-complex="hi" style:country-complex="IN"/>
    </style:style>
    <style:style style:name="T6" style:family="text">
      <style:text-properties fo:color="#000000" fo:font-size="13pt" fo:language="fr" fo:country="FR" style:text-underline-style="none" fo:font-weight="bold" style:letter-kerning="true" style:font-name-asian="Helvetica Neue" style:font-size-asian="13pt" style:language-asian="es" style:country-asian="ES" style:font-weight-asian="bold" style:font-name-complex="Calibri1" style:font-size-complex="13pt" style:font-weight-complex="bold" loext:padding="0cm" loext:border="none"/>
    </style:style>
    <style:style style:name="T7" style:family="text">
      <style:text-properties fo:color="#000000" fo:font-size="13pt" fo:language="fr" fo:country="FR" style:text-underline-style="none" fo:font-weight="bold" officeooo:rsid="0014a4de" style:letter-kerning="true" style:font-name-asian="Helvetica Neue" style:font-size-asian="13pt" style:language-asian="es" style:country-asian="ES" style:font-weight-asian="bold" style:font-name-complex="Calibri1" style:font-size-complex="13pt" style:font-weight-complex="bold" loext:padding="0cm" loext:border="none"/>
    </style:style>
    <style:style style:name="T8" style:family="text">
      <style:text-properties fo:color="#333333" style:font-name="Calibri" fo:font-size="13pt" fo:language="fr" fo:country="FR" style:font-size-asian="13pt" style:font-name-complex="Calibri1" style:font-size-complex="13pt"/>
    </style:style>
    <style:style style:name="T9" style:family="text">
      <style:text-properties fo:color="#333333" style:font-name="Calibri" fo:font-size="13pt" fo:language="fr" fo:country="FR" officeooo:rsid="0011e6e0" style:font-size-asian="13pt" style:font-name-complex="Calibri1" style:font-size-complex="13pt"/>
    </style:style>
    <style:style style:name="T10" style:family="text">
      <style:text-properties fo:color="#333333" style:font-name="Calibri" fo:font-size="13pt" fo:language="fr" fo:country="FR" officeooo:rsid="0012af32" style:font-size-asian="13pt" style:font-name-complex="Calibri1" style:font-size-complex="13pt"/>
    </style:style>
    <style:style style:name="T11" style:family="text">
      <style:text-properties fo:color="#333333" style:font-name="Calibri" fo:font-size="13pt" fo:language="fr" fo:country="FR" officeooo:rsid="0014a4de" style:font-size-asian="13pt" style:font-name-complex="Calibri1" style:font-size-complex="13pt"/>
    </style:style>
    <style:style style:name="T12" style:family="text">
      <style:text-properties fo:color="#333333" style:font-name="Calibri" fo:font-size="13pt" fo:language="fr" fo:country="FR" style:text-underline-style="none" officeooo:rsid="0011e6e0" style:font-size-asian="13pt" style:font-name-complex="Calibri1" style:font-size-complex="13pt"/>
    </style:style>
    <style:style style:name="T13" style:family="text">
      <style:text-properties fo:color="#999999"/>
    </style:style>
    <style:style style:name="gr1" style:family="graphic">
      <style:graphic-properties draw:stroke="none" svg:stroke-width="0.035cm" draw:stroke-linejoin="miter" svg:stroke-linecap="butt" draw:fill="solid" draw:fill-color="#f1f1f1" draw:textarea-vertical-align="top" draw:auto-grow-height="false" fo:min-height="2.566cm" fo:min-width="18.292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19b5fd" draw:textarea-vertical-align="top" draw:auto-grow-height="false" fo:min-height="0.542cm" fo:min-width="17.477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439cm" fo:min-width="19.96cm" fo:padding-top="0.127cm" fo:padding-bottom="0.127cm" fo:padding-left="0.254cm" fo:padding-right="0.254cm" fo:wrap-option="wrap" fo:margin-left="0cm" fo:margin-right="0cm" fo:margin-top="0cm" fo:margin-bottom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6cm" draw:stroke-linejoin="miter" draw:fill="none" draw:textarea-vertical-align="top" draw:auto-grow-height="false" fo:min-height="1.071cm" fo:min-width="3.736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35cm" draw:stroke-linejoin="miter" svg:stroke-linecap="butt" draw:fill="solid" draw:fill-color="#19b5fd" draw:textarea-vertical-align="top" draw:auto-grow-height="false" fo:min-height="2.932cm" fo:min-width="16.68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35cm" draw:stroke-linejoin="miter" svg:stroke-linecap="butt" draw:fill="solid" draw:fill-color="#f1f1f1" draw:textarea-vertical-align="top" draw:auto-grow-height="false" fo:min-height="4.175cm" fo:min-width="16.069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DEZZAZ Yanis</text:span><text:span text:style-name="T2"><text:line-break/></text:span><text:span text:style-name="T3">5 rue du Docteur Desfray</text:span><text:span text:style-name="T2"><text:line-break/>4</text:span><text:span text:style-name="T3">1</text:span><text:span text:style-name="T2">000 </text:span><text:span text:style-name="T3">Blois</text:span><text:span text:style-name="T2"><text:line-break/>0</text:span><text:span text:style-name="T3">7 82 63 71 77</text:span><text:span text:style-name="T2"><text:line-break/></text:span><text:span text:style-name="T3">yanisdezzaz33@gmail.com</text:span></text:p>
      <text:p text:style-name="P15"/>
      <text:p text:style-name="P17"><text:span text:style-name="T5">Chez Noé</text:span><text:span text:style-name="T4">, le </text:span><text:span text:style-name="T5">22/10/2021</text:span></text:p>
      <text:p text:style-name="P5"/>
      <text:p text:style-name="P5"/>
      <text:p text:style-name="P8"><text:span text:style-name="T6">Objet : Candidature </text:span><text:span text:style-name="T7">pour un job étudiant</text:span></text:p>
      <text:p text:style-name="P6"/>
      <text:p text:style-name="P7"/>
      <text:p text:style-name="P12">Madame, Monsieur,</text:p>
      <text:p text:style-name="P3"/>
      <text:p text:style-name="P1"><text:span text:style-name="T8">Par le biais de la présente et du CV ci-joint, je souhaite vous soumettre mon profil et vous exprimer toute ma motivation pour exercer les fonctions d’</text:span><text:span text:style-name="T11">un possible job étudiant</text:span><text:span text:style-name="T12">.</text:span></text:p>
      <text:p text:style-name="P2"><text:span text:style-name="T8">Lors de mes dernières expériences professionnelles, j’ai travaillé pour différent</text:span><text:span text:style-name="T11">s stages</text:span><text:span text:style-name="T8">, où j’ai pu acquérir et développer de solides connaissances en <text:s text:c="2"/></text:span><text:span text:style-name="T10">gestion de fonds,</text:span><text:span text:style-name="T8"> que j’aimerais partager avec vous et continuer à approfondir au sein d’une équipe dynamique et stimulante.</text:span></text:p>
      <text:p text:style-name="P10"><text:span text:style-name="T8">Au cours de ma dernière expérience professionnelle </text:span><text:span text:style-name="T11">au sein de la cafeteria du lycée</text:span><text:span text:style-name="T8">, j’ai également eu l’occasion de contribuer au développement de différents projets, raison pour laquelle le fait de continuer à travailler au lancement de nouvelles idées et d’apprendre aux côtés d’</text:span><text:span text:style-name="T11">une nouvelle organisation me motive énormément</text:span><text:span text:style-name="T8">. </text:span></text:p>
      <text:p text:style-name="P9">Je serai ravi de vous rencontrer à l’avenir pour pouvoir parler de votre entreprise et de la mission proposée. </text:p>
      <text:p text:style-name="P4">En vous remerciant pour le temps que vous aurez bien voulu accorder à ma lettre, je vous prie de bien vouloir agréer, madame, monsieur, mes plus cordiales salutations.</text:p>
      <text:p text:style-name="P4"><draw:custom-shape text:anchor-type="paragraph" draw:z-index="3" draw:name="Zone de texte 2" draw:style-name="gr3" draw:text-style-name="P20" svg:width="20.467cm" svg:height="0.692cm" svg:x="-1.669cm" svg:y="4.068cm"><text:p text:style-name="P11"><text:span text:style-name="T13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Cuadro de texto 2" draw:style-name="gr4" draw:text-style-name="P20" svg:width="4.243cm" svg:height="1.324cm" svg:x="11.987cm" svg:y="1.589cm"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>DEZZAZ Yan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family-generic="roman" style:font-pitch="variable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 Neue" svg:font-family="'Helvetica Neue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font-size="11pt" fo:language="es" fo:country="CO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es-419" fo:language="e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es-419" fo:language="e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rfc-language-tag="es-ES-u-co-trad" fo:language="es" fo:country="ES" style:font-size-asian="12pt" style:rfc-language-tag-asian="es-ES-u-co-trad" style:language-asian="es" style:country-asian="ES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En-tête_20_Car" style:display-name="En-tête Car" style:family="text">
      <style:text-properties style:rfc-language-tag="es-419" fo:language="es"/>
    </style:style>
    <style:style style:name="Pied_20_de_20_page_20_Car" style:display-name="Pied de page Car" style:family="text">
      <style:text-properties style:rfc-language-tag="es-419" fo:language="e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Unresolved_20_Mention" style:display-name="Unresolved Mention" style:family="tex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use-window-font-color="tru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text:bullet-char="">
        <style:list-level-properties text:list-level-position-and-space-mode="label-alignment">
          <style:list-level-label-alignment text:label-followed-by="listtab" fo:text-indent="-0.635cm" fo:margin-left="0.019c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f1f1f1"/>
      <style:paragraph-properties fo:text-align="start"/>
      <style:text-properties fo:font-size="18pt"/>
    </style:style>
    <style:style style:name="MP2" style:family="paragraph">
      <loext:graphic-properties draw:fill="solid" draw:fill-color="#19b5fd"/>
      <style:paragraph-properties fo:text-align="start"/>
      <style:text-properties fo:font-size="18pt"/>
    </style:style>
    <style:style style:name="Mgr1" style:family="graphic">
      <style:graphic-properties draw:stroke="none" svg:stroke-width="0.035cm" draw:stroke-linejoin="miter" svg:stroke-linecap="butt" draw:fill="solid" draw:fill-color="#f1f1f1" draw:textarea-vertical-align="top" draw:auto-grow-height="false" fo:min-height="4.175cm" fo:min-width="16.069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.035cm" draw:stroke-linejoin="miter" svg:stroke-linecap="butt" draw:fill="solid" draw:fill-color="#f1f1f1" draw:textarea-vertical-align="top" draw:auto-grow-height="false" fo:min-height="2.566cm" fo:min-width="18.292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.035cm" draw:stroke-linejoin="miter" svg:stroke-linecap="butt" draw:fill="solid" draw:fill-color="#19b5fd" draw:textarea-vertical-align="top" draw:auto-grow-height="false" fo:min-height="2.932cm" fo:min-width="16.688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width="0.035cm" draw:stroke-linejoin="miter" svg:stroke-linecap="butt" draw:fill="solid" draw:fill-color="#19b5fd" draw:textarea-vertical-align="top" draw:auto-grow-height="false" fo:min-height="0.542cm" fo:min-width="17.477cm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><draw:custom-shape text:anchor-type="paragraph" draw:z-index="0" draw:name="Rectángulo 8" draw:style-name="Mgr1" draw:text-style-name="MP1" svg:width="16.569cm" svg:height="4.425cm" draw:transform="rotate (0.394968009726317) translate (10.6732916666667cm 3.72356944444444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Rectángulo 2" draw:style-name="Mgr2" draw:text-style-name="MP1" svg:width="18.791cm" svg:height="2.816cm" draw:transform="rotate (0.394968009726317) translate (6.75393055555556cm 1.92969444444444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Rectángulo 3" draw:style-name="Mgr3" draw:text-style-name="MP2" svg:width="17.188cm" svg:height="3.181cm" draw:transform="skewX (-6.81081832248412E-017) rotate (-0.367391807544807) translate (-9.271cm -3.06563888888889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ectángulo 1" draw:style-name="Mgr4" draw:text-style-name="MP2" svg:width="17.977cm" svg:height="0.791cm" draw:transform="rotate (-0.367915406320404) translate (-9.70138888888889cm -4.41148611111111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ZURIUS</meta:initial-creator>
    <meta:editing-cycles>9</meta:editing-cycles>
    <meta:print-date>2020-01-20T09:01:00</meta:print-date>
    <meta:creation-date>2020-05-04T19:18:00</meta:creation-date>
    <dc:date>2021-11-26T08:50:56.579337653</dc:date>
    <meta:editing-duration>PT12M</meta:editing-duration>
    <meta:generator>LibreOffice/6.4.7.2$Linux_X86_64 LibreOffice_project/40$Build-2</meta:generator>
    <meta:document-statistic meta:table-count="0" meta:image-count="0" meta:object-count="0" meta:page-count="1" meta:paragraph-count="10" meta:word-count="196" meta:character-count="1243" meta:non-whitespace-character-count="10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